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</style:style>
    <style:style style:name="P2" style:family="paragraph" style:parent-style-name="Standard">
      <style:paragraph-properties fo:text-align="start" style:justify-single-word="false" style:text-autospace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eprocessing</text:p>
      <text:p text:style-name="P1">Noramize except class </text:p>
      <text:p text:style-name="P1">weka.filters.unsupervised.attribute.Normalize -S 1.0 -T 0.0</text:p>
      <text:p text:style-name="P1"/>
      <text:p text:style-name="P1"/>
      <text:p text:style-name="P1"/>
      <text:p text:style-name="P1"/>
      <text:p text:style-name="P1"/>
      <text:p text:style-name="P1"/>
      <text:p text:style-name="P1">=== Run information ===</text:p>
      <text:p text:style-name="P1"/>
      <text:p text:style-name="P1">Scheme: <text:s text:c="6"/>weka.classifiers.functions.LinearRegression -S 0 -R 1.0E-8</text:p>
      <text:p text:style-name="P1">Relation: <text:s text:c="4"/>Rand_FeatureFileAllMT_Reg</text:p>
      <text:p text:style-name="P1">Instances: <text:s text:c="3"/>1000</text:p>
      <text:p text:style-name="P1">Attributes: <text:s text:c="2"/>43</text:p>
      <text:p text:style-name="P1"><text:s text:c="14"/>Bi_lemma_overlap_count</text:p>
      <text:p text:style-name="P1"><text:s text:c="14"/>Dist_Sim_Adj</text:p>
      <text:p text:style-name="P1"><text:s text:c="14"/>Dist_Sim_Noun</text:p>
      <text:p text:style-name="P1"><text:s text:c="14"/>Dist_Sim_Verb</text:p>
      <text:p text:style-name="P1"><text:s text:c="14"/>LIWC_Catg_Achievement</text:p>
      <text:p text:style-name="P1"><text:s text:c="14"/>LIWC_Catg_Affective Processes</text:p>
      <text:p text:style-name="P1"><text:s text:c="14"/>LIWC_Catg_Biological Processes</text:p>
      <text:p text:style-name="P1"><text:s text:c="14"/>LIWC_Catg_Causation</text:p>
      <text:p text:style-name="P1"><text:s text:c="14"/>LIWC_Catg_Certainty</text:p>
      <text:p text:style-name="P1"><text:s text:c="14"/>LIWC_Catg_Cognitive Processes</text:p>
      <text:p text:style-name="P1"><text:s text:c="14"/>LIWC_Catg_Discrepancy</text:p>
      <text:p text:style-name="P1"><text:s text:c="14"/>LIWC_Catg_Family</text:p>
      <text:p text:style-name="P1"><text:s text:c="14"/>LIWC_Catg_Hear</text:p>
      <text:p text:style-name="P1"><text:s text:c="14"/>LIWC_Catg_Humans</text:p>
      <text:p text:style-name="P1"><text:s text:c="14"/>LIWC_Catg_Insight</text:p>
      <text:p text:style-name="P1"><text:s text:c="14"/>LIWC_Catg_Motion</text:p>
      <text:p text:style-name="P1"><text:s text:c="14"/>LIWC_Catg_Negative Emotion</text:p>
      <text:p text:style-name="P1"><text:s text:c="14"/>LIWC_Catg_Perceptual Processes</text:p>
      <text:p text:style-name="P1"><text:s text:c="14"/>LIWC_Catg_Positive Emotion</text:p>
      <text:p text:style-name="P1"><text:s text:c="14"/>LIWC_Catg_Relativity</text:p>
      <text:p text:style-name="P1"><text:s text:c="14"/>LIWC_Catg_Religion</text:p>
      <text:p text:style-name="P1"><text:s text:c="14"/>LIWC_Catg_See</text:p>
      <text:p text:style-name="P1"><text:s text:c="14"/>LIWC_Catg_Sexual</text:p>
      <text:p text:style-name="P1"><text:s text:c="14"/>LIWC_Catg_Social Processes</text:p>
      <text:p text:style-name="P1"><text:s text:c="14"/>LIWC_Catg_Tentative</text:p>
      <text:p text:style-name="P1"><text:s text:c="14"/>LIWC_Catg_Time</text:p>
      <text:p text:style-name="P1"><text:s text:c="14"/>LIWC_Catg_Work</text:p>
      <text:p text:style-name="P1"><text:s text:c="14"/>Lev_Dist</text:p>
      <text:p text:style-name="P1"><text:s text:c="14"/>MeanSimLabel</text:p>
      <text:p text:style-name="P1"><text:s text:c="14"/>Tri_lemma_overlap_count</text:p>
      <text:p text:style-name="P1"><text:s text:c="14"/>UMBC</text:p>
      <text:p text:style-name="P1"><text:s text:c="14"/>Uni_lemma_overlap_count</text:p>
      <text:p text:style-name="P1"><text:s text:c="14"/>diff_len</text:p>
      <text:p text:style-name="P1"><text:s text:c="14"/>noun_Path</text:p>
      <text:p text:style-name="P1"><text:s text:c="14"/>rouge_1_f_score</text:p>
      <text:p text:style-name="P1"><text:soft-page-break/><text:s text:c="14"/>rouge_2_f_score</text:p>
      <text:p text:style-name="P1"><text:s text:c="14"/>rouge_3_f_score</text:p>
      <text:p text:style-name="P1"><text:s text:c="14"/>rouge_4_f_score</text:p>
      <text:p text:style-name="P1"><text:s text:c="14"/>rouge_l_f_score</text:p>
      <text:p text:style-name="P1"><text:s text:c="14"/>rouge_s*_f_score</text:p>
      <text:p text:style-name="P1"><text:s text:c="14"/>rouge_su*_f_score</text:p>
      <text:p text:style-name="P1"><text:s text:c="14"/>rouge_w_1.2_f_score</text:p>
      <text:p text:style-name="P1"><text:s text:c="14"/>verb_Path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/>
      <text:p text:style-name="P1">Linear Regression Model</text:p>
      <text:p text:style-name="P1"/>
      <text:p text:style-name="P1">MeanSimLabel =</text:p>
      <text:p text:style-name="P1"/>
      <text:p text:style-name="P1"><text:s text:c="6"/>0.2106 * Bi_lemma_overlap_count +</text:p>
      <text:p text:style-name="P1"><text:s text:c="5"/>-0.2679 * Dist_Sim_Adj +</text:p>
      <text:p text:style-name="P1"><text:s text:c="6"/>0.2718 * Dist_Sim_Noun +</text:p>
      <text:p text:style-name="P1"><text:s text:c="6"/>0.3478 * LIWC_Catg_Achievement +</text:p>
      <text:p text:style-name="P1"><text:s text:c="5"/>-0.2418 * LIWC_Catg_Affective Processes +</text:p>
      <text:p text:style-name="P1"><text:s text:c="6"/>0.2159 * LIWC_Catg_Causation +</text:p>
      <text:p text:style-name="P1"><text:s text:c="6"/>0.4806 * LIWC_Catg_Certainty +</text:p>
      <text:p text:style-name="P1"><text:s text:c="5"/>-0.3367 * LIWC_Catg_Humans +</text:p>
      <text:p text:style-name="P1"><text:s text:c="6"/>0.6166 * LIWC_Catg_Motion +</text:p>
      <text:p text:style-name="P1"><text:s text:c="6"/>0.5922 * LIWC_Catg_Negative Emotion +</text:p>
      <text:p text:style-name="P1"><text:s text:c="6"/>0.7698 * LIWC_Catg_Perceptual Processes +</text:p>
      <text:p text:style-name="P1"><text:s text:c="6"/>0.072 <text:s/>* LIWC_Catg_Relativity +</text:p>
      <text:p text:style-name="P1"><text:s text:c="6"/>0.2484 * LIWC_Catg_Religion +</text:p>
      <text:p text:style-name="P1"><text:s text:c="6"/>0.195 <text:s/>* LIWC_Catg_Sexual +</text:p>
      <text:p text:style-name="P1"><text:s text:c="5"/>-0.1325 * LIWC_Catg_Social Processes +</text:p>
      <text:p text:style-name="P1"><text:s text:c="6"/>0.2215 * LIWC_Catg_Work +</text:p>
      <text:p text:style-name="P1"><text:s text:c="6"/>3.3752 * UMBC +</text:p>
      <text:p text:style-name="P1"><text:s text:c="5"/>-0.026 <text:s/>* diff_len +</text:p>
      <text:p text:style-name="P1"><text:s text:c="6"/>2.6738 * rouge_1_f_score +</text:p>
      <text:p text:style-name="P1"><text:s text:c="5"/>-8.8209 * rouge_2_f_score +</text:p>
      <text:p text:style-name="P1"><text:s text:c="5"/>-3.9522 * rouge_3_f_score +</text:p>
      <text:p text:style-name="P1"><text:s text:c="6"/>8.0788 * rouge_4_f_score +</text:p>
      <text:p text:style-name="P1"><text:s text:c="6"/>7.4245 * rouge_l_f_score +</text:p>
      <text:p text:style-name="P1"><text:s text:c="5"/>-1.3735 * rouge_s*_f_score +</text:p>
      <text:p text:style-name="P1"><text:s text:c="5"/>-6.0088 * rouge_w_1.2_f_score +</text:p>
      <text:p text:style-name="P1"><text:s text:c="5"/>-0.1335 * verb_Path +</text:p>
      <text:p text:style-name="P1"><text:s text:c="6"/>0.0601</text:p>
      <text:p text:style-name="P1"/>
      <text:p text:style-name="P1">Time taken to build model: 0.02 seconds</text:p>
      <text:p text:style-name="P1"/>
      <text:p text:style-name="P1">=== Predictions on test data ===</text:p>
      <text:p text:style-name="P1"/>
      <text:p text:style-name="P1">inst#,actual,predicted,error</text:p>
      <text:p text:style-name="P1">1,2.4,1.931,-0.469</text:p>
      <text:p text:style-name="P1"><text:soft-page-break/>2,3.8,1.894,-1.906</text:p>
      <text:p text:style-name="P1">3,0.6,1.339,0.739</text:p>
      <text:p text:style-name="P1">4,2.833,2.67,-0.164</text:p>
      <text:p text:style-name="P1">5,3.2,2.258,-0.942</text:p>
      <text:p text:style-name="P1">6,1.2,2.57,1.37</text:p>
      <text:p text:style-name="P1">7,2.5,1.729,-0.771</text:p>
      <text:p text:style-name="P1">8,0.429,1.358,0.93</text:p>
      <text:p text:style-name="P1">9,2.2,2.621,0.421</text:p>
      <text:p text:style-name="P1">10,3,1.595,-1.405</text:p>
      <text:p text:style-name="P1">11,0,0.322,0.322</text:p>
      <text:p text:style-name="P1">12,1.2,2.181,0.981</text:p>
      <text:p text:style-name="P1">13,3.25,1.096,-2.154</text:p>
      <text:p text:style-name="P1">14,2.333,2.122,-0.211</text:p>
      <text:p text:style-name="P1">15,2.2,1.307,-0.893</text:p>
      <text:p text:style-name="P1">16,2,2.669,0.669</text:p>
      <text:p text:style-name="P1">17,2,2.078,0.078</text:p>
      <text:p text:style-name="P1">18,1.167,1.119,-0.047</text:p>
      <text:p text:style-name="P1">19,2,1.349,-0.651</text:p>
      <text:p text:style-name="P1">20,3,2.388,-0.612</text:p>
      <text:p text:style-name="P1">21,1.75,1.304,-0.446</text:p>
      <text:p text:style-name="P1">22,0.75,1.762,1.012</text:p>
      <text:p text:style-name="P1">23,4.4,2.6,-1.8</text:p>
      <text:p text:style-name="P1">24,0.8,1.384,0.584</text:p>
      <text:p text:style-name="P1">25,2,1.894,-0.106</text:p>
      <text:p text:style-name="P1">26,1,1.414,0.414</text:p>
      <text:p text:style-name="P1">27,0.4,1.443,1.043</text:p>
      <text:p text:style-name="P1">28,2.167,2.044,-0.123</text:p>
      <text:p text:style-name="P1">29,0.6,1.46,0.86</text:p>
      <text:p text:style-name="P1">30,3.4,2.824,-0.576</text:p>
      <text:p text:style-name="P1">31,2.5,2.294,-0.206</text:p>
      <text:p text:style-name="P1">32,1.2,2.797,1.597</text:p>
      <text:p text:style-name="P1">33,3.2,1.36,-1.84</text:p>
      <text:p text:style-name="P1">34,1.25,2.957,1.707</text:p>
      <text:p text:style-name="P1">35,2.6,2.632,0.032</text:p>
      <text:p text:style-name="P1">36,2.429,1.084,-1.345</text:p>
      <text:p text:style-name="P1">37,0.4,1.462,1.062</text:p>
      <text:p text:style-name="P1">38,1.4,1.729,0.329</text:p>
      <text:p text:style-name="P1">39,1.8,0.886,-0.914</text:p>
      <text:p text:style-name="P1">40,4.6,3.582,-1.018</text:p>
      <text:p text:style-name="P1">41,3.8,2.379,-1.421</text:p>
      <text:p text:style-name="P1">42,3.333,1.97,-1.363</text:p>
      <text:p text:style-name="P1">43,2,1.852,-0.148</text:p>
      <text:p text:style-name="P1">44,2,1.018,-0.982</text:p>
      <text:p text:style-name="P1">45,2,1.439,-0.561</text:p>
      <text:p text:style-name="P1">46,0.4,1.788,1.388</text:p>
      <text:p text:style-name="P1">47,0,1.705,1.705</text:p>
      <text:p text:style-name="P1">48,1.6,2.026,0.426</text:p>
      <text:p text:style-name="P1">49,1,2.181,1.181</text:p>
      <text:p text:style-name="P1">50,2.167,1.591,-0.576</text:p>
      <text:p text:style-name="P1">51,3.2,1.342,-1.858</text:p>
      <text:p text:style-name="P1">52,4.5,3.98,-0.52</text:p>
      <text:p text:style-name="P1"><text:soft-page-break/>53,3.2,1.868,-1.332</text:p>
      <text:p text:style-name="P1">54,2.8,3.011,0.211</text:p>
      <text:p text:style-name="P1">55,3.2,2.824,-0.376</text:p>
      <text:p text:style-name="P1">56,3.333,2.011,-1.323</text:p>
      <text:p text:style-name="P1">57,0.2,0.232,0.032</text:p>
      <text:p text:style-name="P1">58,3.833,2.323,-1.51</text:p>
      <text:p text:style-name="P1">59,0.6,1.111,0.511</text:p>
      <text:p text:style-name="P1">60,3,2.25,-0.75</text:p>
      <text:p text:style-name="P1">61,0,0.503,0.503</text:p>
      <text:p text:style-name="P1">62,0,0.764,0.764</text:p>
      <text:p text:style-name="P1">63,0.333,1.51,1.177</text:p>
      <text:p text:style-name="P1">64,2,1.408,-0.592</text:p>
      <text:p text:style-name="P1">65,1.6,1.951,0.351</text:p>
      <text:p text:style-name="P1">66,1.6,1.886,0.286</text:p>
      <text:p text:style-name="P1">67,2.833,2.01,-0.823</text:p>
      <text:p text:style-name="P1">68,2.5,1.965,-0.535</text:p>
      <text:p text:style-name="P1">69,0.8,1.385,0.585</text:p>
      <text:p text:style-name="P1">70,3.6,2.604,-0.996</text:p>
      <text:p text:style-name="P1">71,3.333,2.284,-1.05</text:p>
      <text:p text:style-name="P1">72,3.4,1.993,-1.407</text:p>
      <text:p text:style-name="P1">73,3.167,2.709,-0.458</text:p>
      <text:p text:style-name="P1">74,1.2,2.683,1.483</text:p>
      <text:p text:style-name="P1">75,4,3.421,-0.579</text:p>
      <text:p text:style-name="P1">76,1.167,1.5,0.334</text:p>
      <text:p text:style-name="P1">77,2.5,2.44,-0.06</text:p>
      <text:p text:style-name="P1">78,1,1.355,0.355</text:p>
      <text:p text:style-name="P1">79,3.167,2.604,-0.563</text:p>
      <text:p text:style-name="P1">80,0.25,0.141,-0.109</text:p>
      <text:p text:style-name="P1">81,1,1.021,0.021</text:p>
      <text:p text:style-name="P1">82,1.4,1.842,0.442</text:p>
      <text:p text:style-name="P1">83,2.5,2.11,-0.39</text:p>
      <text:p text:style-name="P1">84,2,1.775,-0.225</text:p>
      <text:p text:style-name="P1">85,1.833,1.287,-0.546</text:p>
      <text:p text:style-name="P1">86,3.667,2.559,-1.108</text:p>
      <text:p text:style-name="P1">87,2.8,1.299,-1.501</text:p>
      <text:p text:style-name="P1">88,1.667,2.179,0.512</text:p>
      <text:p text:style-name="P1">89,1.286,2.523,1.238</text:p>
      <text:p text:style-name="P1">90,1.333,1.784,0.451</text:p>
      <text:p text:style-name="P1">91,2.8,1.738,-1.062</text:p>
      <text:p text:style-name="P1">92,1.75,1.429,-0.321</text:p>
      <text:p text:style-name="P1">93,3,2.634,-0.366</text:p>
      <text:p text:style-name="P1">94,3.167,2.541,-0.626</text:p>
      <text:p text:style-name="P1">95,2.667,1.884,-0.783</text:p>
      <text:p text:style-name="P1">96,2.4,1.638,-0.762</text:p>
      <text:p text:style-name="P1">97,0.5,1.93,1.43</text:p>
      <text:p text:style-name="P1">98,2.2,2.001,-0.199</text:p>
      <text:p text:style-name="P1">99,3.6,3.194,-0.406</text:p>
      <text:p text:style-name="P1">100,2.2,1.365,-0.835</text:p>
      <text:p text:style-name="P1">1,1.167,1.466,0.299</text:p>
      <text:p text:style-name="P1">2,1.6,1.831,0.231</text:p>
      <text:p text:style-name="P1">3,4.167,2.224,-1.942</text:p>
      <text:p text:style-name="P1"><text:soft-page-break/>4,1.6,2.337,0.737</text:p>
      <text:p text:style-name="P1">5,0.833,1.457,0.624</text:p>
      <text:p text:style-name="P1">6,2,2.574,0.574</text:p>
      <text:p text:style-name="P1">7,1.5,1.77,0.27</text:p>
      <text:p text:style-name="P1">8,2.2,1.808,-0.392</text:p>
      <text:p text:style-name="P1">9,0.5,0.886,0.386</text:p>
      <text:p text:style-name="P1">10,1.167,1.761,0.594</text:p>
      <text:p text:style-name="P1">11,2.2,1.972,-0.228</text:p>
      <text:p text:style-name="P1">12,2,2.844,0.844</text:p>
      <text:p text:style-name="P1">13,2.25,2.425,0.175</text:p>
      <text:p text:style-name="P1">14,2.8,1.833,-0.967</text:p>
      <text:p text:style-name="P1">15,3.75,1.137,-2.613</text:p>
      <text:p text:style-name="P1">16,2.8,2.937,0.137</text:p>
      <text:p text:style-name="P1">17,3.333,2.325,-1.008</text:p>
      <text:p text:style-name="P1">18,2.25,0.965,-1.285</text:p>
      <text:p text:style-name="P1">19,1.2,1.838,0.638</text:p>
      <text:p text:style-name="P1">20,0.4,1.323,0.923</text:p>
      <text:p text:style-name="P1">21,3,2.782,-0.218</text:p>
      <text:p text:style-name="P1">22,1.333,0.47,-0.863</text:p>
      <text:p text:style-name="P1">23,2.667,3.478,0.811</text:p>
      <text:p text:style-name="P1">24,2.2,1.717,-0.483</text:p>
      <text:p text:style-name="P1">25,4.25,2.255,-1.995</text:p>
      <text:p text:style-name="P1">26,0.4,1.322,0.922</text:p>
      <text:p text:style-name="P1">27,3.333,2.407,-0.927</text:p>
      <text:p text:style-name="P1">28,1,2.088,1.088</text:p>
      <text:p text:style-name="P1">29,1.6,2.421,0.821</text:p>
      <text:p text:style-name="P1">30,2.2,1.129,-1.071</text:p>
      <text:p text:style-name="P1">31,2,2.189,0.189</text:p>
      <text:p text:style-name="P1">32,0.833,1.716,0.883</text:p>
      <text:p text:style-name="P1">33,1.4,1.931,0.531</text:p>
      <text:p text:style-name="P1">34,0.5,0.452,-0.048</text:p>
      <text:p text:style-name="P1">35,2.2,1.775,-0.425</text:p>
      <text:p text:style-name="P1">36,2.8,2.163,-0.637</text:p>
      <text:p text:style-name="P1">37,0.8,1.584,0.784</text:p>
      <text:p text:style-name="P1">38,1.8,2.056,0.256</text:p>
      <text:p text:style-name="P1">39,4.4,3.024,-1.376</text:p>
      <text:p text:style-name="P1">40,3.4,1.813,-1.587</text:p>
      <text:p text:style-name="P1">41,2.6,2.373,-0.227</text:p>
      <text:p text:style-name="P1">42,1.167,1.976,0.809</text:p>
      <text:p text:style-name="P1">43,0.6,1.405,0.805</text:p>
      <text:p text:style-name="P1">44,2.2,2.478,0.278</text:p>
      <text:p text:style-name="P1">45,4.6,2.518,-2.082</text:p>
      <text:p text:style-name="P1">46,1.2,1.885,0.685</text:p>
      <text:p text:style-name="P1">47,0.167,1.435,1.268</text:p>
      <text:p text:style-name="P1">48,1,2.067,1.067</text:p>
      <text:p text:style-name="P1">49,1.2,2.288,1.088</text:p>
      <text:p text:style-name="P1">50,1.75,1.153,-0.597</text:p>
      <text:p text:style-name="P1">51,0.25,1.564,1.314</text:p>
      <text:p text:style-name="P1">52,4,2.221,-1.779</text:p>
      <text:p text:style-name="P1">53,1,1.736,0.736</text:p>
      <text:p text:style-name="P1">54,2.667,2.253,-0.414</text:p>
      <text:p text:style-name="P1"><text:soft-page-break/>55,1.75,1.769,0.019</text:p>
      <text:p text:style-name="P1">56,3,3.209,0.209</text:p>
      <text:p text:style-name="P1">57,3,2.807,-0.193</text:p>
      <text:p text:style-name="P1">58,2.5,2.116,-0.384</text:p>
      <text:p text:style-name="P1">59,3,2.514,-0.486</text:p>
      <text:p text:style-name="P1">60,1.2,2.28,1.08</text:p>
      <text:p text:style-name="P1">61,3.2,2.558,-0.642</text:p>
      <text:p text:style-name="P1">62,1.167,2.519,1.352</text:p>
      <text:p text:style-name="P1">63,1.833,1.539,-0.294</text:p>
      <text:p text:style-name="P1">64,0.2,1.254,1.054</text:p>
      <text:p text:style-name="P1">65,3.25,3.981,0.731</text:p>
      <text:p text:style-name="P1">66,2.667,1.919,-0.748</text:p>
      <text:p text:style-name="P1">67,1,2.012,1.012</text:p>
      <text:p text:style-name="P1">68,3.8,1.427,-2.373</text:p>
      <text:p text:style-name="P1">69,0.333,0.966,0.633</text:p>
      <text:p text:style-name="P1">70,1.6,2.162,0.562</text:p>
      <text:p text:style-name="P1">71,0.667,1.4,0.733</text:p>
      <text:p text:style-name="P1">72,0,0.861,0.861</text:p>
      <text:p text:style-name="P1">73,3,1.809,-1.191</text:p>
      <text:p text:style-name="P1">74,1,2.157,1.157</text:p>
      <text:p text:style-name="P1">75,2.4,1.926,-0.474</text:p>
      <text:p text:style-name="P1">76,3.6,2.414,-1.186</text:p>
      <text:p text:style-name="P1">77,1.4,2.022,0.622</text:p>
      <text:p text:style-name="P1">78,1.833,2.085,0.252</text:p>
      <text:p text:style-name="P1">79,4.333,2.136,-2.197</text:p>
      <text:p text:style-name="P1">80,5,3.042,-1.958</text:p>
      <text:p text:style-name="P1">81,0.6,1.905,1.305</text:p>
      <text:p text:style-name="P1">82,2.833,2.638,-0.196</text:p>
      <text:p text:style-name="P1">83,0.5,2.306,1.806</text:p>
      <text:p text:style-name="P1">84,1.333,2.405,1.071</text:p>
      <text:p text:style-name="P1">85,1.6,2.877,1.277</text:p>
      <text:p text:style-name="P1">86,2.333,1.636,-0.697</text:p>
      <text:p text:style-name="P1">87,1.4,2.104,0.704</text:p>
      <text:p text:style-name="P1">88,1.5,1.739,0.239</text:p>
      <text:p text:style-name="P1">89,1,2.567,1.567</text:p>
      <text:p text:style-name="P1">90,0,1.043,1.043</text:p>
      <text:p text:style-name="P1">91,0.5,0.684,0.184</text:p>
      <text:p text:style-name="P1">92,2.6,1.472,-1.128</text:p>
      <text:p text:style-name="P1">93,2,1.956,-0.044</text:p>
      <text:p text:style-name="P1">94,3,3.242,0.242</text:p>
      <text:p text:style-name="P1">95,1.4,1.67,0.27</text:p>
      <text:p text:style-name="P1">96,0.667,0.969,0.303</text:p>
      <text:p text:style-name="P1">97,2.2,0.385,-1.815</text:p>
      <text:p text:style-name="P1">98,2.25,1.73,-0.52</text:p>
      <text:p text:style-name="P1">99,2.333,2.195,-0.139</text:p>
      <text:p text:style-name="P1">100,0.6,2.226,1.626</text:p>
      <text:p text:style-name="P1">1,1.4,2.058,0.658</text:p>
      <text:p text:style-name="P1">2,0.2,0.373,0.173</text:p>
      <text:p text:style-name="P1">3,4.167,0.677,-3.49</text:p>
      <text:p text:style-name="P1">4,0.75,1.38,0.63</text:p>
      <text:p text:style-name="P1">5,1.5,1.79,0.29</text:p>
      <text:p text:style-name="P1"><text:soft-page-break/>6,2.8,2.922,0.122</text:p>
      <text:p text:style-name="P1">7,2.333,2.213,-0.12</text:p>
      <text:p text:style-name="P1">8,3.6,2.391,-1.209</text:p>
      <text:p text:style-name="P1">9,1.25,2.018,0.768</text:p>
      <text:p text:style-name="P1">10,2.833,2.512,-0.321</text:p>
      <text:p text:style-name="P1">11,0.8,1.441,0.641</text:p>
      <text:p text:style-name="P1">12,0.167,1.086,0.919</text:p>
      <text:p text:style-name="P1">13,2.4,2.428,0.028</text:p>
      <text:p text:style-name="P1">14,2.8,3.329,0.529</text:p>
      <text:p text:style-name="P1">15,0.6,1.659,1.059</text:p>
      <text:p text:style-name="P1">16,1.75,1.096,-0.654</text:p>
      <text:p text:style-name="P1">17,1.5,2.34,0.84</text:p>
      <text:p text:style-name="P1">18,0.667,1.651,0.984</text:p>
      <text:p text:style-name="P1">19,0.4,2.1,1.7</text:p>
      <text:p text:style-name="P1">20,0,1.451,1.451</text:p>
      <text:p text:style-name="P1">21,0.2,0.829,0.629</text:p>
      <text:p text:style-name="P1">22,2,2.121,0.121</text:p>
      <text:p text:style-name="P1">23,0.6,1.544,0.944</text:p>
      <text:p text:style-name="P1">24,4.2,2.735,-1.465</text:p>
      <text:p text:style-name="P1">25,3.333,4.47,1.137</text:p>
      <text:p text:style-name="P1">26,3,2.708,-0.292</text:p>
      <text:p text:style-name="P1">27,1.4,2.084,0.684</text:p>
      <text:p text:style-name="P1">28,1.2,0.779,-0.421</text:p>
      <text:p text:style-name="P1">29,2.25,0.923,-1.327</text:p>
      <text:p text:style-name="P1">30,3.2,3.132,-0.068</text:p>
      <text:p text:style-name="P1">31,1.6,2.16,0.56</text:p>
      <text:p text:style-name="P1">32,3.4,1.984,-1.416</text:p>
      <text:p text:style-name="P1">33,1.4,1.182,-0.218</text:p>
      <text:p text:style-name="P1">34,3,1.591,-1.409</text:p>
      <text:p text:style-name="P1">35,3.5,1.909,-1.591</text:p>
      <text:p text:style-name="P1">36,2.2,1.87,-0.33</text:p>
      <text:p text:style-name="P1">37,2,1.424,-0.576</text:p>
      <text:p text:style-name="P1">38,1.6,2.084,0.484</text:p>
      <text:p text:style-name="P1">39,1,2.988,1.988</text:p>
      <text:p text:style-name="P1">40,2,2.171,0.171</text:p>
      <text:p text:style-name="P1">41,2.4,2.258,-0.142</text:p>
      <text:p text:style-name="P1">42,1.333,1.735,0.401</text:p>
      <text:p text:style-name="P1">43,3,3.842,0.842</text:p>
      <text:p text:style-name="P1">44,3.4,3.335,-0.065</text:p>
      <text:p text:style-name="P1">45,3.333,3.869,0.536</text:p>
      <text:p text:style-name="P1">46,1.6,2.24,0.64</text:p>
      <text:p text:style-name="P1">47,1,1.823,0.823</text:p>
      <text:p text:style-name="P1">48,1.2,0.575,-0.625</text:p>
      <text:p text:style-name="P1">49,4.6,2.166,-2.434</text:p>
      <text:p text:style-name="P1">50,4.2,1.868,-2.332</text:p>
      <text:p text:style-name="P1">51,3.2,2.296,-0.904</text:p>
      <text:p text:style-name="P1">52,1.167,2.393,1.226</text:p>
      <text:p text:style-name="P1">53,1.6,1.154,-0.446</text:p>
      <text:p text:style-name="P1">54,1,1.445,0.445</text:p>
      <text:p text:style-name="P1">55,1.4,2.37,0.97</text:p>
      <text:p text:style-name="P1">56,1.5,1.506,0.006</text:p>
      <text:p text:style-name="P1"><text:soft-page-break/>57,1.4,1.575,0.175</text:p>
      <text:p text:style-name="P1">58,4.5,2.474,-2.026</text:p>
      <text:p text:style-name="P1">59,4,3.86,-0.14</text:p>
      <text:p text:style-name="P1">60,1,2.713,1.713</text:p>
      <text:p text:style-name="P1">61,3,2.52,-0.48</text:p>
      <text:p text:style-name="P1">62,2,1.382,-0.618</text:p>
      <text:p text:style-name="P1">63,1.8,1.437,-0.363</text:p>
      <text:p text:style-name="P1">64,4.667,1.255,-3.412</text:p>
      <text:p text:style-name="P1">65,2,1.74,-0.26</text:p>
      <text:p text:style-name="P1">66,1.8,2.53,0.73</text:p>
      <text:p text:style-name="P1">67,1.6,2.268,0.668</text:p>
      <text:p text:style-name="P1">68,1.833,2.108,0.274</text:p>
      <text:p text:style-name="P1">69,2.6,1.937,-0.663</text:p>
      <text:p text:style-name="P1">70,1.2,1.647,0.447</text:p>
      <text:p text:style-name="P1">71,1,1.916,0.916</text:p>
      <text:p text:style-name="P1">72,2,2.363,0.363</text:p>
      <text:p text:style-name="P1">73,3.167,2.161,-1.006</text:p>
      <text:p text:style-name="P1">74,1.6,1.896,0.296</text:p>
      <text:p text:style-name="P1">75,4.2,2.723,-1.477</text:p>
      <text:p text:style-name="P1">76,2,2.752,0.752</text:p>
      <text:p text:style-name="P1">77,0.6,1.524,0.924</text:p>
      <text:p text:style-name="P1">78,2,1.777,-0.223</text:p>
      <text:p text:style-name="P1">79,3.6,2.588,-1.012</text:p>
      <text:p text:style-name="P1">80,0.2,2.309,2.109</text:p>
      <text:p text:style-name="P1">81,2.8,1.494,-1.306</text:p>
      <text:p text:style-name="P1">82,4.4,2.314,-2.086</text:p>
      <text:p text:style-name="P1">83,1.167,2.09,0.923</text:p>
      <text:p text:style-name="P1">84,2.833,3,0.167</text:p>
      <text:p text:style-name="P1">85,3.167,2.739,-0.428</text:p>
      <text:p text:style-name="P1">86,1.6,1.255,-0.345</text:p>
      <text:p text:style-name="P1">87,0,1.02,1.02</text:p>
      <text:p text:style-name="P1">88,1.429,0.363,-1.065</text:p>
      <text:p text:style-name="P1">89,2.167,2.019,-0.148</text:p>
      <text:p text:style-name="P1">90,1.8,0.873,-0.927</text:p>
      <text:p text:style-name="P1">91,3,1.183,-1.817</text:p>
      <text:p text:style-name="P1">92,0.4,1.561,1.161</text:p>
      <text:p text:style-name="P1">93,3,2.767,-0.233</text:p>
      <text:p text:style-name="P1">94,0.4,0.911,0.511</text:p>
      <text:p text:style-name="P1">95,1.5,2.128,0.628</text:p>
      <text:p text:style-name="P1">96,1.5,2.656,1.156</text:p>
      <text:p text:style-name="P1">97,0.2,1.913,1.713</text:p>
      <text:p text:style-name="P1">98,3.833,3.508,-0.325</text:p>
      <text:p text:style-name="P1">99,1.6,1.968,0.368</text:p>
      <text:p text:style-name="P1">100,4.2,4.792,0.592</text:p>
      <text:p text:style-name="P1">1,4.5,2.431,-2.069</text:p>
      <text:p text:style-name="P1">2,4.167,3.563,-0.604</text:p>
      <text:p text:style-name="P1">3,1.5,1.709,0.209</text:p>
      <text:p text:style-name="P1">4,2.2,2.727,0.527</text:p>
      <text:p text:style-name="P1">5,4.4,3.039,-1.361</text:p>
      <text:p text:style-name="P1">6,2.2,2.806,0.606</text:p>
      <text:p text:style-name="P1">7,3.2,2.441,-0.759</text:p>
      <text:p text:style-name="P1"><text:soft-page-break/>8,0,0.481,0.481</text:p>
      <text:p text:style-name="P1">9,1.2,1.887,0.687</text:p>
      <text:p text:style-name="P1">10,1.4,0.94,-0.46</text:p>
      <text:p text:style-name="P1">11,0.2,0.905,0.705</text:p>
      <text:p text:style-name="P1">12,3.75,1.649,-2.101</text:p>
      <text:p text:style-name="P1">13,3.2,1.466,-1.734</text:p>
      <text:p text:style-name="P1">14,0,1.076,1.076</text:p>
      <text:p text:style-name="P1">15,3,2.346,-0.654</text:p>
      <text:p text:style-name="P1">16,1,1.784,0.784</text:p>
      <text:p text:style-name="P1">17,3.167,2.039,-1.128</text:p>
      <text:p text:style-name="P1">18,4.2,1.769,-2.431</text:p>
      <text:p text:style-name="P1">19,3.667,2.231,-1.435</text:p>
      <text:p text:style-name="P1">20,0.6,0.824,0.224</text:p>
      <text:p text:style-name="P1">21,2.143,2.814,0.671</text:p>
      <text:p text:style-name="P1">22,0,1.92,1.92</text:p>
      <text:p text:style-name="P1">23,0.333,1.669,1.335</text:p>
      <text:p text:style-name="P1">24,2,1.682,-0.318</text:p>
      <text:p text:style-name="P1">25,1.5,2.224,0.724</text:p>
      <text:p text:style-name="P1">26,2.8,2.24,-0.56</text:p>
      <text:p text:style-name="P1">27,4.167,3.491,-0.676</text:p>
      <text:p text:style-name="P1">28,0.8,1.133,0.333</text:p>
      <text:p text:style-name="P1">29,0,0.5,0.5</text:p>
      <text:p text:style-name="P1">30,1.167,1.76,0.594</text:p>
      <text:p text:style-name="P1">31,1.833,2.637,0.804</text:p>
      <text:p text:style-name="P1">32,2,2.01,0.01</text:p>
      <text:p text:style-name="P1">33,1.167,2.418,1.251</text:p>
      <text:p text:style-name="P1">34,1.75,2.311,0.561</text:p>
      <text:p text:style-name="P1">35,2,1.49,-0.51</text:p>
      <text:p text:style-name="P1">36,2.6,2.41,-0.19</text:p>
      <text:p text:style-name="P1">37,1,1.375,0.375</text:p>
      <text:p text:style-name="P1">38,2.2,2.372,0.172</text:p>
      <text:p text:style-name="P1">39,1.333,1.922,0.589</text:p>
      <text:p text:style-name="P1">40,0.2,0.792,0.592</text:p>
      <text:p text:style-name="P1">41,2.8,1.772,-1.028</text:p>
      <text:p text:style-name="P1">42,0,0.293,0.293</text:p>
      <text:p text:style-name="P1">43,3,1.931,-1.069</text:p>
      <text:p text:style-name="P1">44,1.667,2.632,0.965</text:p>
      <text:p text:style-name="P1">45,3.2,2.808,-0.392</text:p>
      <text:p text:style-name="P1">46,0,0.736,0.736</text:p>
      <text:p text:style-name="P1">47,4.833,2.862,-1.971</text:p>
      <text:p text:style-name="P1">48,3.333,3.458,0.125</text:p>
      <text:p text:style-name="P1">49,0,-0.038,-0.038</text:p>
      <text:p text:style-name="P1">50,1.6,1.89,0.29</text:p>
      <text:p text:style-name="P1">51,1.333,2.515,1.181</text:p>
      <text:p text:style-name="P1">52,4.2,2.889,-1.311</text:p>
      <text:p text:style-name="P1">53,3.4,1.605,-1.795</text:p>
      <text:p text:style-name="P1">54,2,1.981,-0.019</text:p>
      <text:p text:style-name="P1">55,1.6,2.199,0.599</text:p>
      <text:p text:style-name="P1">56,3.4,1.685,-1.715</text:p>
      <text:p text:style-name="P1">57,2.6,2.717,0.117</text:p>
      <text:p text:style-name="P1">58,4.2,2.105,-2.095</text:p>
      <text:p text:style-name="P1"><text:soft-page-break/>59,2.8,2.226,-0.574</text:p>
      <text:p text:style-name="P1">60,3.2,2.396,-0.804</text:p>
      <text:p text:style-name="P1">61,1.4,1.617,0.217</text:p>
      <text:p text:style-name="P1">62,1.5,2.06,0.56</text:p>
      <text:p text:style-name="P1">63,2.8,1.583,-1.217</text:p>
      <text:p text:style-name="P1">64,0.2,1.502,1.302</text:p>
      <text:p text:style-name="P1">65,0.5,1.545,1.045</text:p>
      <text:p text:style-name="P1">66,2.8,1.973,-0.827</text:p>
      <text:p text:style-name="P1">67,2.2,2.296,0.096</text:p>
      <text:p text:style-name="P1">68,3,2.608,-0.392</text:p>
      <text:p text:style-name="P1">69,1.75,0.718,-1.032</text:p>
      <text:p text:style-name="P1">70,2.833,1.855,-0.979</text:p>
      <text:p text:style-name="P1">71,0.5,0.911,0.411</text:p>
      <text:p text:style-name="P1">72,3,1.704,-1.296</text:p>
      <text:p text:style-name="P1">73,1.167,1.478,0.311</text:p>
      <text:p text:style-name="P1">74,1.4,2.035,0.635</text:p>
      <text:p text:style-name="P1">75,0.25,1.156,0.906</text:p>
      <text:p text:style-name="P1">76,1.8,1.042,-0.758</text:p>
      <text:p text:style-name="P1">77,1.5,1.828,0.328</text:p>
      <text:p text:style-name="P1">78,2.4,1.957,-0.443</text:p>
      <text:p text:style-name="P1">79,1.4,1.588,0.188</text:p>
      <text:p text:style-name="P1">80,2.333,1.643,-0.69</text:p>
      <text:p text:style-name="P1">81,1.8,1.442,-0.358</text:p>
      <text:p text:style-name="P1">82,2,2.88,0.88</text:p>
      <text:p text:style-name="P1">83,1.167,1.103,-0.064</text:p>
      <text:p text:style-name="P1">84,0.6,1.984,1.384</text:p>
      <text:p text:style-name="P1">85,2.333,2.946,0.613</text:p>
      <text:p text:style-name="P1">86,1.667,2.354,0.688</text:p>
      <text:p text:style-name="P1">87,0.5,1.472,0.972</text:p>
      <text:p text:style-name="P1">88,5,5.451,0.451</text:p>
      <text:p text:style-name="P1">89,0.667,1.51,0.843</text:p>
      <text:p text:style-name="P1">90,3.667,1.778,-1.889</text:p>
      <text:p text:style-name="P1">91,2.5,1.556,-0.944</text:p>
      <text:p text:style-name="P1">92,1.4,2.287,0.887</text:p>
      <text:p text:style-name="P1">93,0,1.841,1.841</text:p>
      <text:p text:style-name="P1">94,0.2,0.729,0.529</text:p>
      <text:p text:style-name="P1">95,2,1.473,-0.527</text:p>
      <text:p text:style-name="P1">96,3.833,1.961,-1.873</text:p>
      <text:p text:style-name="P1">97,1.8,1.431,-0.369</text:p>
      <text:p text:style-name="P1">98,2.2,3.27,1.07</text:p>
      <text:p text:style-name="P1">99,2.8,1.477,-1.323</text:p>
      <text:p text:style-name="P1">100,3,3.292,0.292</text:p>
      <text:p text:style-name="P1">1,1,1.563,0.563</text:p>
      <text:p text:style-name="P1">2,3.5,1.641,-1.859</text:p>
      <text:p text:style-name="P1">3,3.5,1.811,-1.689</text:p>
      <text:p text:style-name="P1">4,0.8,1.596,0.796</text:p>
      <text:p text:style-name="P1">5,2,1.725,-0.275</text:p>
      <text:p text:style-name="P1">6,1.8,2.027,0.227</text:p>
      <text:p text:style-name="P1">7,1.2,1.001,-0.199</text:p>
      <text:p text:style-name="P1">8,1.75,1.544,-0.206</text:p>
      <text:p text:style-name="P1">9,1,1.566,0.566</text:p>
      <text:p text:style-name="P1"><text:soft-page-break/>10,1.2,1.533,0.333</text:p>
      <text:p text:style-name="P1">11,2.833,1.963,-0.87</text:p>
      <text:p text:style-name="P1">12,0.2,1.592,1.392</text:p>
      <text:p text:style-name="P1">13,2.4,3.719,1.319</text:p>
      <text:p text:style-name="P1">14,0.833,1.337,0.503</text:p>
      <text:p text:style-name="P1">15,2.4,3.206,0.806</text:p>
      <text:p text:style-name="P1">16,1.333,1.629,0.296</text:p>
      <text:p text:style-name="P1">17,1,1.901,0.901</text:p>
      <text:p text:style-name="P1">18,1.333,2.004,0.67</text:p>
      <text:p text:style-name="P1">19,2.6,2.154,-0.446</text:p>
      <text:p text:style-name="P1">20,1,1.476,0.476</text:p>
      <text:p text:style-name="P1">21,1.2,1.018,-0.182</text:p>
      <text:p text:style-name="P1">22,3,3.135,0.135</text:p>
      <text:p text:style-name="P1">23,1.833,1.53,-0.304</text:p>
      <text:p text:style-name="P1">24,1.75,1.996,0.246</text:p>
      <text:p text:style-name="P1">25,0.6,0.677,0.077</text:p>
      <text:p text:style-name="P1">26,0,0.856,0.856</text:p>
      <text:p text:style-name="P1">27,3.8,2.291,-1.509</text:p>
      <text:p text:style-name="P1">28,1,1.729,0.729</text:p>
      <text:p text:style-name="P1">29,0.286,1.686,1.4</text:p>
      <text:p text:style-name="P1">30,0.6,1.367,0.767</text:p>
      <text:p text:style-name="P1">31,1.667,2.709,1.042</text:p>
      <text:p text:style-name="P1">32,2,1.858,-0.142</text:p>
      <text:p text:style-name="P1">33,3.667,1.71,-1.957</text:p>
      <text:p text:style-name="P1">34,2.2,1.577,-0.623</text:p>
      <text:p text:style-name="P1">35,0.333,0.703,0.37</text:p>
      <text:p text:style-name="P1">36,3,4.098,1.098</text:p>
      <text:p text:style-name="P1">37,3.333,3.505,0.171</text:p>
      <text:p text:style-name="P1">38,1.667,1.871,0.204</text:p>
      <text:p text:style-name="P1">39,0.6,1.763,1.163</text:p>
      <text:p text:style-name="P1">40,1.167,2.179,1.012</text:p>
      <text:p text:style-name="P1">41,0,0.822,0.822</text:p>
      <text:p text:style-name="P1">42,1.667,2.741,1.074</text:p>
      <text:p text:style-name="P1">43,4,1.965,-2.035</text:p>
      <text:p text:style-name="P1">44,1.8,1.688,-0.112</text:p>
      <text:p text:style-name="P1">45,0,1.17,1.17</text:p>
      <text:p text:style-name="P1">46,3.8,2.601,-1.199</text:p>
      <text:p text:style-name="P1">47,1.2,1.997,0.797</text:p>
      <text:p text:style-name="P1">48,1.2,3.063,1.863</text:p>
      <text:p text:style-name="P1">49,1.75,2.078,0.328</text:p>
      <text:p text:style-name="P1">50,0.167,1.397,1.23</text:p>
      <text:p text:style-name="P1">51,2.5,2.147,-0.353</text:p>
      <text:p text:style-name="P1">52,3,1.997,-1.003</text:p>
      <text:p text:style-name="P1">53,0,0.796,0.796</text:p>
      <text:p text:style-name="P1">54,2.2,1.956,-0.244</text:p>
      <text:p text:style-name="P1">55,3,3.365,0.365</text:p>
      <text:p text:style-name="P1">56,1.333,0.88,-0.454</text:p>
      <text:p text:style-name="P1">57,4,2.209,-1.791</text:p>
      <text:p text:style-name="P1">58,0.6,1.499,0.899</text:p>
      <text:p text:style-name="P1">59,2.6,1.959,-0.641</text:p>
      <text:p text:style-name="P1">60,1.5,2.399,0.899</text:p>
      <text:p text:style-name="P1"><text:soft-page-break/>61,4.714,3.204,-1.51</text:p>
      <text:p text:style-name="P1">62,0.333,2.092,1.759</text:p>
      <text:p text:style-name="P1">63,2.667,1.796,-0.871</text:p>
      <text:p text:style-name="P1">64,0.2,1.996,1.796</text:p>
      <text:p text:style-name="P1">65,3,3.067,0.067</text:p>
      <text:p text:style-name="P1">66,1.833,1.929,0.095</text:p>
      <text:p text:style-name="P1">67,0.8,1.778,0.978</text:p>
      <text:p text:style-name="P1">68,4.6,2.706,-1.894</text:p>
      <text:p text:style-name="P1">69,1.167,1.747,0.58</text:p>
      <text:p text:style-name="P1">70,0.75,1.644,0.894</text:p>
      <text:p text:style-name="P1">71,2.8,2.241,-0.559</text:p>
      <text:p text:style-name="P1">72,0.2,0.241,0.041</text:p>
      <text:p text:style-name="P1">73,1.143,2.036,0.894</text:p>
      <text:p text:style-name="P1">74,2.4,1.054,-1.346</text:p>
      <text:p text:style-name="P1">75,3.4,2.036,-1.364</text:p>
      <text:p text:style-name="P1">76,3.667,2.95,-0.717</text:p>
      <text:p text:style-name="P1">77,1.833,2.494,0.66</text:p>
      <text:p text:style-name="P1">78,2.167,1.9,-0.267</text:p>
      <text:p text:style-name="P1">79,2.8,2.273,-0.527</text:p>
      <text:p text:style-name="P1">80,0.333,0.666,0.333</text:p>
      <text:p text:style-name="P1">81,2.6,1.198,-1.402</text:p>
      <text:p text:style-name="P1">82,2.6,1.591,-1.009</text:p>
      <text:p text:style-name="P1">83,3.333,2.04,-1.293</text:p>
      <text:p text:style-name="P1">84,2,2.551,0.551</text:p>
      <text:p text:style-name="P1">85,2.333,2.589,0.255</text:p>
      <text:p text:style-name="P1">86,3.2,2.531,-0.669</text:p>
      <text:p text:style-name="P1">87,2.5,2.792,0.292</text:p>
      <text:p text:style-name="P1">88,4.833,2.628,-2.206</text:p>
      <text:p text:style-name="P1">89,2.167,1.837,-0.33</text:p>
      <text:p text:style-name="P1">90,1.667,1.492,-0.175</text:p>
      <text:p text:style-name="P1">91,0.333,1.216,0.883</text:p>
      <text:p text:style-name="P1">92,1.2,0.105,-1.095</text:p>
      <text:p text:style-name="P1">93,2.6,2.828,0.228</text:p>
      <text:p text:style-name="P1">94,1.2,1.618,0.418</text:p>
      <text:p text:style-name="P1">95,3,4.045,1.045</text:p>
      <text:p text:style-name="P1">96,1,1.849,0.849</text:p>
      <text:p text:style-name="P1">97,1.4,1.725,0.325</text:p>
      <text:p text:style-name="P1">98,1.8,2.283,0.483</text:p>
      <text:p text:style-name="P1">99,3.167,2.685,-0.482</text:p>
      <text:p text:style-name="P1">100,3.2,1.286,-1.914</text:p>
      <text:p text:style-name="P1">1,2,1.664,-0.336</text:p>
      <text:p text:style-name="P1">2,1.667,1.845,0.179</text:p>
      <text:p text:style-name="P1">3,2.2,1.67,-0.53</text:p>
      <text:p text:style-name="P1">4,1,2.819,1.819</text:p>
      <text:p text:style-name="P1">5,2.6,2.054,-0.546</text:p>
      <text:p text:style-name="P1">6,2.2,2.964,0.764</text:p>
      <text:p text:style-name="P1">7,1.4,1.77,0.37</text:p>
      <text:p text:style-name="P1">8,1.833,2.226,0.393</text:p>
      <text:p text:style-name="P1">9,3.75,2.492,-1.258</text:p>
      <text:p text:style-name="P1">10,1.833,2.072,0.239</text:p>
      <text:p text:style-name="P1">11,1.333,1.576,0.243</text:p>
      <text:p text:style-name="P1"><text:soft-page-break/>12,2.75,2.402,-0.348</text:p>
      <text:p text:style-name="P1">13,3.833,1.997,-1.836</text:p>
      <text:p text:style-name="P1">14,1,1.232,0.232</text:p>
      <text:p text:style-name="P1">15,0.4,2.181,1.781</text:p>
      <text:p text:style-name="P1">16,4.429,2.253,-2.175</text:p>
      <text:p text:style-name="P1">17,1.4,2.393,0.993</text:p>
      <text:p text:style-name="P1">18,3.2,1.464,-1.736</text:p>
      <text:p text:style-name="P1">19,2.2,1.709,-0.491</text:p>
      <text:p text:style-name="P1">20,0.333,1.417,1.083</text:p>
      <text:p text:style-name="P1">21,1.5,1.233,-0.267</text:p>
      <text:p text:style-name="P1">22,3.167,4.08,0.913</text:p>
      <text:p text:style-name="P1">23,1.4,1.72,0.32</text:p>
      <text:p text:style-name="P1">24,3.25,2.74,-0.51</text:p>
      <text:p text:style-name="P1">25,0.25,1.55,1.3</text:p>
      <text:p text:style-name="P1">26,1,1.156,0.156</text:p>
      <text:p text:style-name="P1">27,0.2,1.594,1.394</text:p>
      <text:p text:style-name="P1">28,2.833,2.453,-0.38</text:p>
      <text:p text:style-name="P1">29,2,2.228,0.228</text:p>
      <text:p text:style-name="P1">30,5,2.045,-2.955</text:p>
      <text:p text:style-name="P1">31,0.8,1.475,0.675</text:p>
      <text:p text:style-name="P1">32,1.75,2.434,0.684</text:p>
      <text:p text:style-name="P1">33,1.167,1.639,0.473</text:p>
      <text:p text:style-name="P1">34,5,2.784,-2.216</text:p>
      <text:p text:style-name="P1">35,2.4,1.809,-0.591</text:p>
      <text:p text:style-name="P1">36,1.6,2.097,0.497</text:p>
      <text:p text:style-name="P1">37,0,1.741,1.741</text:p>
      <text:p text:style-name="P1">38,2.4,1.111,-1.289</text:p>
      <text:p text:style-name="P1">39,1,1.759,0.759</text:p>
      <text:p text:style-name="P1">40,0.333,1.623,1.289</text:p>
      <text:p text:style-name="P1">41,1.143,1.911,0.768</text:p>
      <text:p text:style-name="P1">42,1.4,0.924,-0.476</text:p>
      <text:p text:style-name="P1">43,2.75,1.369,-1.381</text:p>
      <text:p text:style-name="P1">44,3.6,1.814,-1.786</text:p>
      <text:p text:style-name="P1">45,0.667,2.084,1.417</text:p>
      <text:p text:style-name="P1">46,2.4,1.885,-0.515</text:p>
      <text:p text:style-name="P1">47,2.2,1.567,-0.633</text:p>
      <text:p text:style-name="P1">48,2.667,2.209,-0.458</text:p>
      <text:p text:style-name="P1">49,1.2,2.282,1.082</text:p>
      <text:p text:style-name="P1">50,1.8,1.199,-0.601</text:p>
      <text:p text:style-name="P1">51,2.2,1.961,-0.239</text:p>
      <text:p text:style-name="P1">52,0.5,1.734,1.234</text:p>
      <text:p text:style-name="P1">53,2.5,1.92,-0.58</text:p>
      <text:p text:style-name="P1">54,0,1.643,1.643</text:p>
      <text:p text:style-name="P1">55,1.2,1.156,-0.044</text:p>
      <text:p text:style-name="P1">56,1.4,1.932,0.532</text:p>
      <text:p text:style-name="P1">57,0.8,0.665,-0.135</text:p>
      <text:p text:style-name="P1">58,4.5,2.472,-2.028</text:p>
      <text:p text:style-name="P1">59,0.6,1.655,1.055</text:p>
      <text:p text:style-name="P1">60,4.2,1.943,-2.257</text:p>
      <text:p text:style-name="P1">61,4.6,3.393,-1.207</text:p>
      <text:p text:style-name="P1">62,1,2.173,1.173</text:p>
      <text:p text:style-name="P1"><text:soft-page-break/>63,1.667,1.921,0.254</text:p>
      <text:p text:style-name="P1">64,3.167,3.976,0.809</text:p>
      <text:p text:style-name="P1">65,1.2,2.101,0.901</text:p>
      <text:p text:style-name="P1">66,2.4,2.098,-0.302</text:p>
      <text:p text:style-name="P1">67,4.333,2.071,-2.262</text:p>
      <text:p text:style-name="P1">68,2,1.246,-0.754</text:p>
      <text:p text:style-name="P1">69,3.5,2.73,-0.77</text:p>
      <text:p text:style-name="P1">70,4.333,1.616,-2.717</text:p>
      <text:p text:style-name="P1">71,2.167,1.382,-0.785</text:p>
      <text:p text:style-name="P1">72,1.8,1.829,0.029</text:p>
      <text:p text:style-name="P1">73,3.667,1.8,-1.867</text:p>
      <text:p text:style-name="P1">74,2,2.47,0.47</text:p>
      <text:p text:style-name="P1">75,0.75,1.482,0.732</text:p>
      <text:p text:style-name="P1">76,2.4,1.447,-0.953</text:p>
      <text:p text:style-name="P1">77,2.75,2.403,-0.347</text:p>
      <text:p text:style-name="P1">78,0.833,1.666,0.833</text:p>
      <text:p text:style-name="P1">79,2.833,2.141,-0.692</text:p>
      <text:p text:style-name="P1">80,3,3.306,0.306</text:p>
      <text:p text:style-name="P1">81,0.667,1.064,0.397</text:p>
      <text:p text:style-name="P1">82,2,2.186,0.186</text:p>
      <text:p text:style-name="P1">83,1.5,2.064,0.564</text:p>
      <text:p text:style-name="P1">84,2.833,2.457,-0.377</text:p>
      <text:p text:style-name="P1">85,1.75,1.839,0.089</text:p>
      <text:p text:style-name="P1">86,4.4,1.942,-2.458</text:p>
      <text:p text:style-name="P1">87,2.2,1.5,-0.7</text:p>
      <text:p text:style-name="P1">88,1,1.901,0.901</text:p>
      <text:p text:style-name="P1">89,0,1.418,1.418</text:p>
      <text:p text:style-name="P1">90,0,1.785,1.785</text:p>
      <text:p text:style-name="P1">91,1,1.215,0.215</text:p>
      <text:p text:style-name="P1">92,2,2.628,0.628</text:p>
      <text:p text:style-name="P1">93,0.6,1.615,1.015</text:p>
      <text:p text:style-name="P1">94,3.2,2.532,-0.668</text:p>
      <text:p text:style-name="P1">95,2,2.155,0.155</text:p>
      <text:p text:style-name="P1">96,0,1.566,1.566</text:p>
      <text:p text:style-name="P1">97,4.2,2.468,-1.732</text:p>
      <text:p text:style-name="P1">98,1.75,2.669,0.919</text:p>
      <text:p text:style-name="P1">99,0.5,1.492,0.992</text:p>
      <text:p text:style-name="P1">100,2,2.077,0.077</text:p>
      <text:p text:style-name="P1">1,2,2.404,0.404</text:p>
      <text:p text:style-name="P1">2,2.6,1.011,-1.589</text:p>
      <text:p text:style-name="P1">3,3.75,2.476,-1.274</text:p>
      <text:p text:style-name="P1">4,1.667,2.09,0.423</text:p>
      <text:p text:style-name="P1">5,0.333,1.775,1.442</text:p>
      <text:p text:style-name="P1">6,0.167,1.888,1.721</text:p>
      <text:p text:style-name="P1">7,2.6,2.368,-0.232</text:p>
      <text:p text:style-name="P1">8,3.333,3.817,0.484</text:p>
      <text:p text:style-name="P1">9,4,3.442,-0.558</text:p>
      <text:p text:style-name="P1">10,3.4,2.919,-0.481</text:p>
      <text:p text:style-name="P1">11,2.8,2.172,-0.628</text:p>
      <text:p text:style-name="P1">12,1.167,2.24,1.073</text:p>
      <text:p text:style-name="P1">13,1.5,1.822,0.322</text:p>
      <text:p text:style-name="P1"><text:soft-page-break/>14,1,2.269,1.269</text:p>
      <text:p text:style-name="P1">15,1.25,1.763,0.513</text:p>
      <text:p text:style-name="P1">16,0.667,0.776,0.11</text:p>
      <text:p text:style-name="P1">17,0.6,1.543,0.943</text:p>
      <text:p text:style-name="P1">18,2.25,2.521,0.271</text:p>
      <text:p text:style-name="P1">19,1.4,2.31,0.91</text:p>
      <text:p text:style-name="P1">20,2,0.919,-1.081</text:p>
      <text:p text:style-name="P1">21,1,1.761,0.761</text:p>
      <text:p text:style-name="P1">22,1.25,2.159,0.909</text:p>
      <text:p text:style-name="P1">23,1.25,1.387,0.137</text:p>
      <text:p text:style-name="P1">24,1.4,1.927,0.527</text:p>
      <text:p text:style-name="P1">25,2.4,3.682,1.282</text:p>
      <text:p text:style-name="P1">26,1.5,2.282,0.782</text:p>
      <text:p text:style-name="P1">27,1.4,1.744,0.344</text:p>
      <text:p text:style-name="P1">28,0.333,2.694,2.36</text:p>
      <text:p text:style-name="P1">29,2.833,3.465,0.632</text:p>
      <text:p text:style-name="P1">30,2,2.683,0.683</text:p>
      <text:p text:style-name="P1">31,3.4,2.542,-0.858</text:p>
      <text:p text:style-name="P1">32,1.8,1.636,-0.164</text:p>
      <text:p text:style-name="P1">33,1.2,1.083,-0.117</text:p>
      <text:p text:style-name="P1">34,2.8,1.724,-1.076</text:p>
      <text:p text:style-name="P1">35,2,1.688,-0.312</text:p>
      <text:p text:style-name="P1">36,2,2.299,0.299</text:p>
      <text:p text:style-name="P1">37,3,2.255,-0.745</text:p>
      <text:p text:style-name="P1">38,1,1.481,0.481</text:p>
      <text:p text:style-name="P1">39,0.8,1.697,0.897</text:p>
      <text:p text:style-name="P1">40,4,0.937,-3.063</text:p>
      <text:p text:style-name="P1">41,1,2.75,1.75</text:p>
      <text:p text:style-name="P1">42,0.833,1.574,0.741</text:p>
      <text:p text:style-name="P1">43,2.25,1.602,-0.648</text:p>
      <text:p text:style-name="P1">44,2.8,1.782,-1.018</text:p>
      <text:p text:style-name="P1">45,1.25,1.377,0.127</text:p>
      <text:p text:style-name="P1">46,1.833,1.502,-0.332</text:p>
      <text:p text:style-name="P1">47,3,3.483,0.483</text:p>
      <text:p text:style-name="P1">48,1.2,1.618,0.418</text:p>
      <text:p text:style-name="P1">49,1.8,1.913,0.113</text:p>
      <text:p text:style-name="P1">50,0.667,1.71,1.043</text:p>
      <text:p text:style-name="P1">51,2.6,3.091,0.491</text:p>
      <text:p text:style-name="P1">52,0.8,2.816,2.016</text:p>
      <text:p text:style-name="P1">53,1.167,2.183,1.017</text:p>
      <text:p text:style-name="P1">54,3.5,3.162,-0.338</text:p>
      <text:p text:style-name="P1">55,0.6,1.367,0.767</text:p>
      <text:p text:style-name="P1">56,1.6,2.164,0.564</text:p>
      <text:p text:style-name="P1">57,1.4,1.906,0.506</text:p>
      <text:p text:style-name="P1">58,2.4,1.45,-0.95</text:p>
      <text:p text:style-name="P1">59,4.4,2.509,-1.891</text:p>
      <text:p text:style-name="P1">60,0.2,0.35,0.15</text:p>
      <text:p text:style-name="P1">61,2.25,2.728,0.478</text:p>
      <text:p text:style-name="P1">62,2,2.126,0.126</text:p>
      <text:p text:style-name="P1">63,1.167,1.769,0.602</text:p>
      <text:p text:style-name="P1">64,2,2.572,0.572</text:p>
      <text:p text:style-name="P1"><text:soft-page-break/>65,2.333,2.583,0.25</text:p>
      <text:p text:style-name="P1">66,0.6,1.606,1.006</text:p>
      <text:p text:style-name="P1">67,1,1.761,0.761</text:p>
      <text:p text:style-name="P1">68,0.8,1.368,0.568</text:p>
      <text:p text:style-name="P1">69,2.667,3.31,0.644</text:p>
      <text:p text:style-name="P1">70,3.8,1.218,-2.582</text:p>
      <text:p text:style-name="P1">71,1.667,1.508,-0.158</text:p>
      <text:p text:style-name="P1">72,1,1.494,0.494</text:p>
      <text:p text:style-name="P1">73,0.75,1.739,0.989</text:p>
      <text:p text:style-name="P1">74,2.667,2.734,0.068</text:p>
      <text:p text:style-name="P1">75,1.6,2.375,0.775</text:p>
      <text:p text:style-name="P1">76,0.8,1.639,0.839</text:p>
      <text:p text:style-name="P1">77,4.833,1.708,-3.126</text:p>
      <text:p text:style-name="P1">78,3.25,2.871,-0.379</text:p>
      <text:p text:style-name="P1">79,3.4,2.637,-0.763</text:p>
      <text:p text:style-name="P1">80,0.667,1.6,0.934</text:p>
      <text:p text:style-name="P1">81,0.4,1.31,0.91</text:p>
      <text:p text:style-name="P1">82,1.5,2.406,0.906</text:p>
      <text:p text:style-name="P1">83,3.667,2.383,-1.283</text:p>
      <text:p text:style-name="P1">84,2.2,1.651,-0.549</text:p>
      <text:p text:style-name="P1">85,0.833,1.835,1.002</text:p>
      <text:p text:style-name="P1">86,3.833,3.227,-0.607</text:p>
      <text:p text:style-name="P1">87,3,3.401,0.401</text:p>
      <text:p text:style-name="P1">88,1.4,1.734,0.334</text:p>
      <text:p text:style-name="P1">89,1.333,2.537,1.204</text:p>
      <text:p text:style-name="P1">90,1.2,2.519,1.319</text:p>
      <text:p text:style-name="P1">91,0.4,1.472,1.072</text:p>
      <text:p text:style-name="P1">92,1.2,1.898,0.698</text:p>
      <text:p text:style-name="P1">93,3.167,1.927,-1.24</text:p>
      <text:p text:style-name="P1">94,3.8,1.939,-1.861</text:p>
      <text:p text:style-name="P1">95,2.5,2.782,0.282</text:p>
      <text:p text:style-name="P1">96,0.25,1.148,0.898</text:p>
      <text:p text:style-name="P1">97,0.6,2.481,1.881</text:p>
      <text:p text:style-name="P1">98,2.667,2.173,-0.494</text:p>
      <text:p text:style-name="P1">99,2.6,2.655,0.055</text:p>
      <text:p text:style-name="P1">100,3,1.438,-1.562</text:p>
      <text:p text:style-name="P1">1,3.167,2.169,-0.998</text:p>
      <text:p text:style-name="P1">2,1,1.661,0.661</text:p>
      <text:p text:style-name="P1">3,3.167,2.403,-0.764</text:p>
      <text:p text:style-name="P1">4,2,1.444,-0.556</text:p>
      <text:p text:style-name="P1">5,3.25,2.222,-1.028</text:p>
      <text:p text:style-name="P1">6,2.5,0.816,-1.684</text:p>
      <text:p text:style-name="P1">7,1,1.581,0.581</text:p>
      <text:p text:style-name="P1">8,1,2.22,1.22</text:p>
      <text:p text:style-name="P1">9,1.2,1.862,0.662</text:p>
      <text:p text:style-name="P1">10,1,1.445,0.445</text:p>
      <text:p text:style-name="P1">11,1.5,0.572,-0.928</text:p>
      <text:p text:style-name="P1">12,1,1.673,0.673</text:p>
      <text:p text:style-name="P1">13,2.6,2.003,-0.597</text:p>
      <text:p text:style-name="P1">14,0.2,3.073,2.873</text:p>
      <text:p text:style-name="P1">15,1.6,1.987,0.387</text:p>
      <text:p text:style-name="P1"><text:soft-page-break/>16,2,2.287,0.287</text:p>
      <text:p text:style-name="P1">17,3.2,2.098,-1.102</text:p>
      <text:p text:style-name="P1">18,1.5,2.488,0.988</text:p>
      <text:p text:style-name="P1">19,4.2,1.649,-2.551</text:p>
      <text:p text:style-name="P1">20,1,1.367,0.367</text:p>
      <text:p text:style-name="P1">21,2.667,3.211,0.545</text:p>
      <text:p text:style-name="P1">22,0.333,2.01,1.677</text:p>
      <text:p text:style-name="P1">23,1.4,2.804,1.404</text:p>
      <text:p text:style-name="P1">24,1,2.031,1.031</text:p>
      <text:p text:style-name="P1">25,0,1.095,1.095</text:p>
      <text:p text:style-name="P1">26,0.4,1.216,0.816</text:p>
      <text:p text:style-name="P1">27,1,1.669,0.669</text:p>
      <text:p text:style-name="P1">28,2,2.318,0.318</text:p>
      <text:p text:style-name="P1">29,1,1.47,0.47</text:p>
      <text:p text:style-name="P1">30,0,1.818,1.818</text:p>
      <text:p text:style-name="P1">31,4.8,2.822,-1.978</text:p>
      <text:p text:style-name="P1">32,0.833,1.805,0.972</text:p>
      <text:p text:style-name="P1">33,0.4,2.11,1.71</text:p>
      <text:p text:style-name="P1">34,1,1.113,0.113</text:p>
      <text:p text:style-name="P1">35,1.2,1.783,0.583</text:p>
      <text:p text:style-name="P1">36,1.167,1.205,0.038</text:p>
      <text:p text:style-name="P1">37,3.8,3.47,-0.33</text:p>
      <text:p text:style-name="P1">38,0.8,1.398,0.598</text:p>
      <text:p text:style-name="P1">39,1.2,2.073,0.873</text:p>
      <text:p text:style-name="P1">40,3.8,3.587,-0.213</text:p>
      <text:p text:style-name="P1">41,1.8,2.092,0.292</text:p>
      <text:p text:style-name="P1">42,1.2,2.342,1.142</text:p>
      <text:p text:style-name="P1">43,3.2,1.772,-1.428</text:p>
      <text:p text:style-name="P1">44,2.8,2.697,-0.103</text:p>
      <text:p text:style-name="P1">45,0.8,1.895,1.095</text:p>
      <text:p text:style-name="P1">46,0.4,1.777,1.377</text:p>
      <text:p text:style-name="P1">47,3.5,2.442,-1.058</text:p>
      <text:p text:style-name="P1">48,0.2,1.453,1.253</text:p>
      <text:p text:style-name="P1">49,1.6,1.761,0.161</text:p>
      <text:p text:style-name="P1">50,1.167,2.152,0.985</text:p>
      <text:p text:style-name="P1">51,1,1.583,0.583</text:p>
      <text:p text:style-name="P1">52,2,1.824,-0.176</text:p>
      <text:p text:style-name="P1">53,1.667,1.993,0.326</text:p>
      <text:p text:style-name="P1">54,1.5,1.958,0.458</text:p>
      <text:p text:style-name="P1">55,1.167,1.696,0.53</text:p>
      <text:p text:style-name="P1">56,0.4,1.963,1.563</text:p>
      <text:p text:style-name="P1">57,2.25,1.51,-0.74</text:p>
      <text:p text:style-name="P1">58,1.167,1.781,0.614</text:p>
      <text:p text:style-name="P1">59,1.5,1.858,0.358</text:p>
      <text:p text:style-name="P1">60,0.6,1.403,0.803</text:p>
      <text:p text:style-name="P1">61,2.333,2.43,0.096</text:p>
      <text:p text:style-name="P1">62,2.6,3.368,0.768</text:p>
      <text:p text:style-name="P1">63,1.333,1.361,0.028</text:p>
      <text:p text:style-name="P1">64,1.2,1.611,0.411</text:p>
      <text:p text:style-name="P1">65,1,1.541,0.541</text:p>
      <text:p text:style-name="P1">66,3.667,2.1,-1.567</text:p>
      <text:p text:style-name="P1"><text:soft-page-break/>67,1.167,1.421,0.254</text:p>
      <text:p text:style-name="P1">68,1.25,1.993,0.743</text:p>
      <text:p text:style-name="P1">69,4.667,2.924,-1.742</text:p>
      <text:p text:style-name="P1">70,2.8,2.334,-0.466</text:p>
      <text:p text:style-name="P1">71,0.6,2.002,1.402</text:p>
      <text:p text:style-name="P1">72,2.167,1.624,-0.543</text:p>
      <text:p text:style-name="P1">73,2,1.972,-0.028</text:p>
      <text:p text:style-name="P1">74,2.6,2.952,0.352</text:p>
      <text:p text:style-name="P1">75,1.8,1.953,0.153</text:p>
      <text:p text:style-name="P1">76,3.333,2.803,-0.53</text:p>
      <text:p text:style-name="P1">77,2,2.345,0.345</text:p>
      <text:p text:style-name="P1">78,2.2,2.076,-0.124</text:p>
      <text:p text:style-name="P1">79,1.833,2.32,0.487</text:p>
      <text:p text:style-name="P1">80,1.333,2.378,1.045</text:p>
      <text:p text:style-name="P1">81,3,1.724,-1.276</text:p>
      <text:p text:style-name="P1">82,1,1.388,0.388</text:p>
      <text:p text:style-name="P1">83,2.4,1.167,-1.233</text:p>
      <text:p text:style-name="P1">84,2.333,0.988,-1.346</text:p>
      <text:p text:style-name="P1">85,0.667,1.044,0.377</text:p>
      <text:p text:style-name="P1">86,1.4,1.778,0.378</text:p>
      <text:p text:style-name="P1">87,1.8,2.272,0.472</text:p>
      <text:p text:style-name="P1">88,1.333,2.158,0.824</text:p>
      <text:p text:style-name="P1">89,0,1.616,1.616</text:p>
      <text:p text:style-name="P1">90,1.6,1.886,0.286</text:p>
      <text:p text:style-name="P1">91,0.833,0.453,-0.381</text:p>
      <text:p text:style-name="P1">92,2,1.125,-0.875</text:p>
      <text:p text:style-name="P1">93,1.6,2.054,0.454</text:p>
      <text:p text:style-name="P1">94,0.167,0.486,0.32</text:p>
      <text:p text:style-name="P1">95,1.6,2.384,0.784</text:p>
      <text:p text:style-name="P1">96,1.2,2.016,0.816</text:p>
      <text:p text:style-name="P1">97,0.6,0.692,0.092</text:p>
      <text:p text:style-name="P1">98,0.667,0.089,-0.578</text:p>
      <text:p text:style-name="P1">99,0,1.763,1.763</text:p>
      <text:p text:style-name="P1">100,1.6,1.991,0.391</text:p>
      <text:p text:style-name="P1">1,1.833,1.788,-0.045</text:p>
      <text:p text:style-name="P1">2,1.6,1.712,0.112</text:p>
      <text:p text:style-name="P1">3,1.667,1.723,0.056</text:p>
      <text:p text:style-name="P1">4,3,1.701,-1.299</text:p>
      <text:p text:style-name="P1">5,0,0.095,0.095</text:p>
      <text:p text:style-name="P1">6,1,2.254,1.254</text:p>
      <text:p text:style-name="P1">7,2.833,1.572,-1.261</text:p>
      <text:p text:style-name="P1">8,1,2.395,1.395</text:p>
      <text:p text:style-name="P1">9,1.833,2.142,0.309</text:p>
      <text:p text:style-name="P1">10,1,2.178,1.178</text:p>
      <text:p text:style-name="P1">11,0.8,0.798,-0.002</text:p>
      <text:p text:style-name="P1">12,2,2.575,0.575</text:p>
      <text:p text:style-name="P1">13,2.75,2.315,-0.435</text:p>
      <text:p text:style-name="P1">14,1.667,2.625,0.958</text:p>
      <text:p text:style-name="P1">15,1.4,1.943,0.543</text:p>
      <text:p text:style-name="P1">16,2.75,1.95,-0.8</text:p>
      <text:p text:style-name="P1">17,2.6,1.381,-1.219</text:p>
      <text:p text:style-name="P1">18,2,2.414,0.414</text:p>
      <text:p text:style-name="P1">19,1.667,1.793,0.127</text:p>
      <text:p text:style-name="P1">20,2,2.531,0.531</text:p>
      <text:p text:style-name="P1">21,1.8,1.909,0.109</text:p>
      <text:p text:style-name="P1">22,0,0.756,0.756</text:p>
      <text:p text:style-name="P1">23,1.75,2.216,0.466</text:p>
      <text:p text:style-name="P1">24,3,2.694,-0.306</text:p>
      <text:p text:style-name="P1">25,3.333,1.55,-1.783</text:p>
      <text:p text:style-name="P1">26,0,2.291,2.291</text:p>
      <text:p text:style-name="P1">27,3,2.84,-0.16</text:p>
      <text:p text:style-name="P1"><text:soft-page-break/>28,2.5,2.606,0.106</text:p>
      <text:p text:style-name="P1">29,2.4,2.395,-0.005</text:p>
      <text:p text:style-name="P1">30,2,1.669,-0.331</text:p>
      <text:p text:style-name="P1">31,1.167,1.492,0.326</text:p>
      <text:p text:style-name="P1">32,2.2,1.667,-0.533</text:p>
      <text:p text:style-name="P1">33,0.333,0.91,0.577</text:p>
      <text:p text:style-name="P1">34,4.6,1.76,-2.84</text:p>
      <text:p text:style-name="P1">35,0.167,0.11,-0.057</text:p>
      <text:p text:style-name="P1">36,1.6,2.135,0.535</text:p>
      <text:p text:style-name="P1">37,2,3.057,1.057</text:p>
      <text:p text:style-name="P1">38,1.2,2.837,1.637</text:p>
      <text:p text:style-name="P1">39,2.4,2.108,-0.292</text:p>
      <text:p text:style-name="P1">40,2,1.581,-0.419</text:p>
      <text:p text:style-name="P1">41,1.4,2.328,0.928</text:p>
      <text:p text:style-name="P1">42,1.714,2.648,0.933</text:p>
      <text:p text:style-name="P1">43,3.6,1.236,-2.364</text:p>
      <text:p text:style-name="P1">44,0.6,2.38,1.78</text:p>
      <text:p text:style-name="P1">45,2.25,1.107,-1.143</text:p>
      <text:p text:style-name="P1">46,1.333,2.712,1.379</text:p>
      <text:p text:style-name="P1">47,4.4,3.409,-0.991</text:p>
      <text:p text:style-name="P1">48,2.2,2.277,0.077</text:p>
      <text:p text:style-name="P1">49,2.5,1.592,-0.908</text:p>
      <text:p text:style-name="P1">50,4.167,3.082,-1.085</text:p>
      <text:p text:style-name="P1">51,0.8,1.308,0.508</text:p>
      <text:p text:style-name="P1">52,4.4,1.087,-3.313</text:p>
      <text:p text:style-name="P1">53,1.5,1.421,-0.079</text:p>
      <text:p text:style-name="P1">54,0.333,0.513,0.179</text:p>
      <text:p text:style-name="P1">55,1.167,1.353,0.186</text:p>
      <text:p text:style-name="P1">56,2,1.464,-0.536</text:p>
      <text:p text:style-name="P1">57,0.833,2.557,1.724</text:p>
      <text:p text:style-name="P1">58,3,1.774,-1.226</text:p>
      <text:p text:style-name="P1">59,1.167,2.485,1.319</text:p>
      <text:p text:style-name="P1">60,1.667,2.63,0.963</text:p>
      <text:p text:style-name="P1">61,1.5,1.773,0.273</text:p>
      <text:p text:style-name="P1">62,3,2.451,-0.549</text:p>
      <text:p text:style-name="P1">63,2.25,2.369,0.119</text:p>
      <text:p text:style-name="P1">64,0.4,0.338,-0.062</text:p>
      <text:p text:style-name="P1">65,1,1.296,0.296</text:p>
      <text:p text:style-name="P1">66,4.6,2.603,-1.997</text:p>
      <text:p text:style-name="P1">67,2.333,1.882,-0.451</text:p>
      <text:p text:style-name="P1">68,2.167,1.935,-0.232</text:p>
      <text:p text:style-name="P1">69,2.8,2.612,-0.188</text:p>
      <text:p text:style-name="P1">70,2.167,1.859,-0.308</text:p>
      <text:p text:style-name="P1">71,1,1.847,0.847</text:p>
      <text:p text:style-name="P1">72,0.833,2.01,1.177</text:p>
      <text:p text:style-name="P1">73,4.8,3.999,-0.801</text:p>
      <text:p text:style-name="P1">74,4,2.558,-1.442</text:p>
      <text:p text:style-name="P1">75,1.167,1.193,0.027</text:p>
      <text:p text:style-name="P1">76,4.5,2.801,-1.699</text:p>
      <text:p text:style-name="P1">77,1.4,1.866,0.466</text:p>
      <text:p text:style-name="P1">78,2.8,2.308,-0.492</text:p>
      <text:p text:style-name="P1"><text:soft-page-break/>79,1.8,2.057,0.257</text:p>
      <text:p text:style-name="P1">80,3.286,2.648,-0.637</text:p>
      <text:p text:style-name="P1">81,4.167,1.839,-2.327</text:p>
      <text:p text:style-name="P1">82,3.833,1.221,-2.612</text:p>
      <text:p text:style-name="P1">83,3.6,2.583,-1.017</text:p>
      <text:p text:style-name="P1">84,1.333,1.932,0.598</text:p>
      <text:p text:style-name="P1">85,0.833,1.729,0.895</text:p>
      <text:p text:style-name="P1">86,0.167,1.194,1.028</text:p>
      <text:p text:style-name="P1">87,3.6,2.376,-1.224</text:p>
      <text:p text:style-name="P1">88,2.6,1.831,-0.769</text:p>
      <text:p text:style-name="P1">89,1.667,1.651,-0.015</text:p>
      <text:p text:style-name="P1">90,2.4,2.563,0.163</text:p>
      <text:p text:style-name="P1">91,0.167,1.092,0.925</text:p>
      <text:p text:style-name="P1">92,3.833,1.883,-1.95</text:p>
      <text:p text:style-name="P1">93,4.167,1.651,-2.515</text:p>
      <text:p text:style-name="P1">94,2.8,2.336,-0.464</text:p>
      <text:p text:style-name="P1">95,2.5,3.09,0.59</text:p>
      <text:p text:style-name="P1">96,3.6,2.402,-1.198</text:p>
      <text:p text:style-name="P1">97,1.4,2.094,0.694</text:p>
      <text:p text:style-name="P1">98,1,1.748,0.748</text:p>
      <text:p text:style-name="P1">99,2.5,2.184,-0.316</text:p>
      <text:p text:style-name="P1">100,2.8,2.695,-0.105</text:p>
      <text:p text:style-name="P1">1,2.75,2.711,-0.039</text:p>
      <text:p text:style-name="P1">2,3.167,3.668,0.501</text:p>
      <text:p text:style-name="P1">3,3.833,3.781,-0.053</text:p>
      <text:p text:style-name="P1">4,2.167,1.785,-0.381</text:p>
      <text:p text:style-name="P1">5,3.167,1.04,-2.126</text:p>
      <text:p text:style-name="P1">6,0.6,1.786,1.186</text:p>
      <text:p text:style-name="P1">7,2.667,2.343,-0.324</text:p>
      <text:p text:style-name="P1">8,0.667,1.601,0.935</text:p>
      <text:p text:style-name="P1">9,3.5,2.868,-0.632</text:p>
      <text:p text:style-name="P1">10,2.8,2.222,-0.578</text:p>
      <text:p text:style-name="P1">11,0.5,1.582,1.082</text:p>
      <text:p text:style-name="P1">12,1,1.711,0.711</text:p>
      <text:p text:style-name="P1">13,4.333,1.796,-2.537</text:p>
      <text:p text:style-name="P1">14,2.2,2.211,0.011</text:p>
      <text:p text:style-name="P1">15,3,2.309,-0.691</text:p>
      <text:p text:style-name="P1">16,1,2.241,1.241</text:p>
      <text:p text:style-name="P1">17,1,1.078,0.078</text:p>
      <text:p text:style-name="P1">18,2.75,2.466,-0.284</text:p>
      <text:p text:style-name="P1">19,2,1.495,-0.505</text:p>
      <text:p text:style-name="P1">20,0,0.366,0.366</text:p>
      <text:p text:style-name="P1">21,4.2,2.089,-2.111</text:p>
      <text:p text:style-name="P1">22,2,2.265,0.265</text:p>
      <text:p text:style-name="P1">23,4.2,2.055,-2.145</text:p>
      <text:p text:style-name="P1">24,1.667,1.599,-0.068</text:p>
      <text:p text:style-name="P1">25,1.6,1.685,0.085</text:p>
      <text:p text:style-name="P1">26,1,1.707,0.707</text:p>
      <text:p text:style-name="P1">27,4.333,2.486,-1.847</text:p>
      <text:p text:style-name="P1">28,0.833,1.634,0.8</text:p>
      <text:p text:style-name="P1">29,2.4,2.473,0.073</text:p>
      <text:p text:style-name="P1"><text:soft-page-break/>30,1.5,1.474,-0.026</text:p>
      <text:p text:style-name="P1">31,0,0.517,0.517</text:p>
      <text:p text:style-name="P1">32,1.4,1.341,-0.059</text:p>
      <text:p text:style-name="P1">33,2,1.36,-0.64</text:p>
      <text:p text:style-name="P1">34,3,2.22,-0.78</text:p>
      <text:p text:style-name="P1">35,3.8,2.648,-1.152</text:p>
      <text:p text:style-name="P1">36,0.5,1.531,1.031</text:p>
      <text:p text:style-name="P1">37,2.6,1.948,-0.652</text:p>
      <text:p text:style-name="P1">38,1.667,1.889,0.222</text:p>
      <text:p text:style-name="P1">39,0,0.151,0.151</text:p>
      <text:p text:style-name="P1">40,4,2.56,-1.44</text:p>
      <text:p text:style-name="P1">41,1.833,1.888,0.055</text:p>
      <text:p text:style-name="P1">42,3,1.577,-1.423</text:p>
      <text:p text:style-name="P1">43,0,0.58,0.58</text:p>
      <text:p text:style-name="P1">44,0.4,1.405,1.005</text:p>
      <text:p text:style-name="P1">45,3.8,2.541,-1.259</text:p>
      <text:p text:style-name="P1">46,2.8,2.373,-0.427</text:p>
      <text:p text:style-name="P1">47,1.8,1.952,0.152</text:p>
      <text:p text:style-name="P1">48,0.286,1.364,1.078</text:p>
      <text:p text:style-name="P1">49,0.667,1.543,0.877</text:p>
      <text:p text:style-name="P1">50,2.4,2.669,0.269</text:p>
      <text:p text:style-name="P1">51,1,0.89,-0.11</text:p>
      <text:p text:style-name="P1">52,2.6,0.983,-1.617</text:p>
      <text:p text:style-name="P1">53,3,2.85,-0.15</text:p>
      <text:p text:style-name="P1">54,0.2,0.925,0.725</text:p>
      <text:p text:style-name="P1">55,0.167,1.312,1.146</text:p>
      <text:p text:style-name="P1">56,1,2.168,1.168</text:p>
      <text:p text:style-name="P1">57,4.5,1.813,-2.687</text:p>
      <text:p text:style-name="P1">58,1.8,1.668,-0.132</text:p>
      <text:p text:style-name="P1">59,2.8,2.304,-0.496</text:p>
      <text:p text:style-name="P1">60,0.167,2.153,1.986</text:p>
      <text:p text:style-name="P1">61,3.8,2.633,-1.167</text:p>
      <text:p text:style-name="P1">62,0.4,0.843,0.443</text:p>
      <text:p text:style-name="P1">63,3.4,3.09,-0.31</text:p>
      <text:p text:style-name="P1">64,2,1.924,-0.076</text:p>
      <text:p text:style-name="P1">65,2.8,1.543,-1.257</text:p>
      <text:p text:style-name="P1">66,1,2.441,1.441</text:p>
      <text:p text:style-name="P1">67,0.167,0.914,0.748</text:p>
      <text:p text:style-name="P1">68,2,2.014,0.014</text:p>
      <text:p text:style-name="P1">69,2,2.958,0.958</text:p>
      <text:p text:style-name="P1">70,3.333,3.624,0.291</text:p>
      <text:p text:style-name="P1">71,0.8,1.375,0.575</text:p>
      <text:p text:style-name="P1">72,3.333,2.571,-0.762</text:p>
      <text:p text:style-name="P1">73,2.6,2.515,-0.085</text:p>
      <text:p text:style-name="P1">74,1.4,3.617,2.217</text:p>
      <text:p text:style-name="P1">75,0,1.259,1.259</text:p>
      <text:p text:style-name="P1">76,1.8,2.116,0.316</text:p>
      <text:p text:style-name="P1">77,2.2,1.624,-0.576</text:p>
      <text:p text:style-name="P1">78,1.75,0.914,-0.836</text:p>
      <text:p text:style-name="P1">79,1,1.676,0.676</text:p>
      <text:p text:style-name="P1">80,3,2.477,-0.523</text:p>
      <text:p text:style-name="P1"><text:soft-page-break/>81,1.833,1.898,0.065</text:p>
      <text:p text:style-name="P1">82,2,1.777,-0.223</text:p>
      <text:p text:style-name="P1">83,1.8,1.758,-0.042</text:p>
      <text:p text:style-name="P1">84,2.8,3.101,0.301</text:p>
      <text:p text:style-name="P1">85,1.4,1.991,0.591</text:p>
      <text:p text:style-name="P1">86,0.2,1.345,1.145</text:p>
      <text:p text:style-name="P1">87,3,2.57,-0.43</text:p>
      <text:p text:style-name="P1">88,4.2,3.008,-1.192</text:p>
      <text:p text:style-name="P1">89,1.6,2.03,0.43</text:p>
      <text:p text:style-name="P1">90,3.2,1.891,-1.309</text:p>
      <text:p text:style-name="P1">91,2.2,1.514,-0.686</text:p>
      <text:p text:style-name="P1">92,2.667,2.194,-0.473</text:p>
      <text:p text:style-name="P1">93,1.833,1.802,-0.031</text:p>
      <text:p text:style-name="P1">94,1,1.519,0.519</text:p>
      <text:p text:style-name="P1">95,1.2,1.404,0.204</text:p>
      <text:p text:style-name="P1">96,3.8,2.52,-1.28</text:p>
      <text:p text:style-name="P1">97,1,2.045,1.045</text:p>
      <text:p text:style-name="P1">98,1,1.754,0.754</text:p>
      <text:p text:style-name="P1">99,4,3.467,-0.533</text:p>
      <text:p text:style-name="P1">100,1.6,1.941,0.341</text:p>
      <text:p text:style-name="P1"/>
      <text:p text:style-name="P1">=== Cross-validation ===</text:p>
      <text:p text:style-name="P1">=== Summary ===</text:p>
      <text:p text:style-name="P1"/>
      <text:p text:style-name="P1">Correlation coefficient <text:s text:c="17"/>0.5329</text:p>
      <text:p text:style-name="P1">Mean absolute error <text:s text:c="21"/>0.8074</text:p>
      <text:p text:style-name="P1">Root mean squared error <text:s text:c="17"/>1.0067</text:p>
      <text:p text:style-name="P1">Relative absolute error <text:s text:c="16"/>82.3448 %</text:p>
      <text:p text:style-name="P1">Root relative squared error <text:s text:c="12"/>84.7288 %</text:p>
      <text:p text:style-name="P1">Total Number of Instances <text:s text:c="12"/>1000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08:34:46</meta:creation-date>
    <dc:date>2014-11-25T01:03:00</dc:date>
    <dc:creator>amita misra</dc:creator>
    <meta:editing-duration>PT3H57M44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22" meta:paragraph-count="1093" meta:word-count="1248" meta:character-count="21300"/>
  </office:meta>
</office:document-meta>
</file>